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19.92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8000">
      <style:text-properties fo:language="en" fo:country="US"/>
    </style:style>
    <style:style style:name="ce2" style:family="table-cell" style:parent-style-name="Default" style:data-style-name="N8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8100">
      <style:table-cell-properties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8100">
      <style:table-cell-properties fo:wrap-option="wrap" fo:padding-bottom="0.049cm" fo:padding-left="0.035cm" fo:padding-right="0.035cm" fo:padding-top="0.049cm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fo:hyphenate="true"/>
    </style:style>
    <style:style style:name="ce6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t is not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The path doesn't seem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As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we don't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definitely not narrative.</text:p>
            <text:p>The path would be welcome, but it doesn't seem to be efficient, as all the translatable text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XLIFF Files</text:p>
          </table:table-cell>
          <table:table-cell table:number-columns-repeated="4"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only partially adequate, so the &lt;trans-unit&gt; id can be used as an option.</text:p>
            <text:p>Path is not discriminating enough.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* Narrative not as in literature, but as opposed to localization. I.e., the sentences are related to each others.</text:p>
          </table:table-cell>
          <table:table-cell table:number-columns-repeated="1017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/04/2014</text:date>, <text:time>16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riel</meta:initial-creator>
    <meta:creation-date>2011-03-11T10:38:29.51</meta:creation-date>
    <dc:date>2014-04-21T16:06:00.41</dc:date>
    <meta:editing-duration>PT1H2M52S</meta:editing-duration>
    <meta:editing-cycles>12</meta:editing-cycles>
    <meta:generator>OpenOffice/4.0.1$Win32 OpenOffice.org_project/401m5$Build-9714</meta:generator>
    <dc:creator>Didier Briel</dc:creator>
    <meta:document-statistic meta:table-count="1" meta:cell-count="130" meta:object-count="0"/>
  </office:meta>
</office:document-meta>
</file>